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idgeMethodResolver.findGenericDeclaration( Method bridge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ridgeMethodResolver.isResolvedTypeMatch( Method genericMethod , Method candidateMethod , Class &lt; ? &gt; declaring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ridgeMethodResolver.isVisibilityBridgeMethodPair( Method bridgeMethod , Method bridged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idgeMethodResolver.searchInterfaces( Class &lt; ? &gt; [ ] interfaces , Method bridge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ridgeMethodResolver.isBridgeMethodFor( Method bridgeMethod , Method candidateMethod , Class &lt; ? &gt; declaring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idgeMethodResolver.findBridgedMethod( Method bridge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ridgeMethodResolver.searchForMatch( Class &lt; ? &gt; type , Method bridge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idgeMethodResolver.isBridgedCandidateFor( Method candidateMethod , Method bridge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idgeMethodResolver.searchCandidates( List &lt; Method &gt; candidateMethods , Method bridgeMetho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ridgeMethodResolver.BridgeMetho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